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6.80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263cm"/>
      <style:paragraph-properties style:writing-mode="lr-tb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03cm" svg:height="1.905cm" svg:x="1.952cm" svg:y="7.985cm">
          <text:p text:style-name="P1">Epic</text:p>
          <text:p text:style-name="P1">(User Story but too big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63cm" svg:height="1.905cm" svg:x="3.22cm" svg:y="10.525cm">
          <text:p text:style-name="P1">User Story</text:p>
          <text:p text:style-name="P1">(a few days?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4.763cm" svg:height="1.905cm" svg:x="12.429cm" svg:y="10.525cm">
          <text:p text:style-name="P1">Task</text:p>
          <text:p text:style-name="P1">(organise work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763cm" svg:height="1.905cm" svg:x="3.221cm" svg:y="13.065cm">
          <text:p text:style-name="P1">Feature</text:p>
          <text:p text:style-name="P1">(BDD, Gherkin)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763cm" svg:height="1.905cm" svg:x="3.22cm" svg:y="15.605cm">
          <text:p text:style-name="P1">Integration-Test</text:p>
          <text:p text:style-name="P1">(BDD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63cm" svg:height="1.905cm" svg:x="3.22cm" svg:y="18.145cm">
          <text:p text:style-name="P1">Unit-Test</text:p>
          <text:p text:style-name="P1">(TDD)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763cm" svg:height="1.905cm" svg:x="3.22cm" svg:y="20.685cm">
          <text:p text:style-name="P1">Cod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603cm" svg:y1="9.89cm" svg:x2="5.601cm" svg:y2="10.525cm" draw:start-shape="id1" draw:start-glue-point="2" draw:end-shape="id2" draw:end-glue-point="0" svg:d="M5603 9890l-2 635" svg:viewBox="0 0 3 636">
          <text:p/>
        </draw:connector>
        <draw:connector draw:style-name="gr3" draw:text-style-name="P2" draw:layer="layout" draw:type="line" svg:x1="5.601cm" svg:y1="12.43cm" svg:x2="5.602cm" svg:y2="13.065cm" draw:start-shape="id2" draw:start-glue-point="2" draw:end-shape="id3" draw:end-glue-point="0" svg:d="M5601 12430l1 635" svg:viewBox="0 0 2 636">
          <text:p/>
        </draw:connector>
        <draw:connector draw:style-name="gr3" draw:text-style-name="P2" draw:layer="layout" draw:type="line" svg:x1="5.602cm" svg:y1="14.97cm" svg:x2="5.601cm" svg:y2="15.605cm" draw:start-shape="id3" draw:start-glue-point="2" draw:end-shape="id4" svg:d="M5602 14970l-1 635" svg:viewBox="0 0 2 636">
          <text:p/>
        </draw:connector>
        <draw:connector draw:style-name="gr3" draw:text-style-name="P2" draw:layer="layout" draw:type="line" svg:x1="5.601cm" svg:y1="17.51cm" svg:x2="5.601cm" svg:y2="18.145cm" draw:start-shape="id4" draw:start-glue-point="2" draw:end-shape="id5" draw:end-glue-point="0" svg:d="M5601 17510v635" svg:viewBox="0 0 1 636">
          <text:p/>
        </draw:connector>
        <draw:connector draw:style-name="gr3" draw:text-style-name="P2" draw:layer="layout" draw:type="line" svg:x1="5.601cm" svg:y1="20.05cm" svg:x2="5.601cm" svg:y2="20.685cm" draw:start-shape="id5" draw:start-glue-point="2" draw:end-shape="id6" draw:end-glue-point="0" svg:d="M5601 20050v635" svg:viewBox="0 0 1 636">
          <text:p/>
        </draw:connector>
        <draw:connector draw:style-name="gr3" draw:text-style-name="P2" draw:layer="layout" draw:type="line" svg:x1="7.983cm" svg:y1="11.477cm" svg:x2="12.429cm" svg:y2="11.477cm" draw:start-shape="id2" draw:start-glue-point="1" draw:end-shape="id7" draw:end-glue-point="3" svg:d="M7983 11477h4446" svg:viewBox="0 0 4447 1">
          <text:p/>
        </draw:connector>
        <draw:custom-shape draw:style-name="gr2" draw:text-style-name="P1" xml:id="id8" draw:id="id8" draw:layer="layout" svg:width="4.763cm" svg:height="1.905cm" svg:x="3.222cm" svg:y="3.222cm">
          <text:p text:style-name="P1">Standards</text:p>
          <text:p text:style-name="P1">(IEC61508, ...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4.763cm" svg:height="1.905cm" svg:x="8.619cm" svg:y="3.222cm">
          <text:p text:style-name="P1">Stakeholders</text:p>
          <text:p text:style-name="P1">(PM, TÜV, ...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5.603cm" svg:y1="5.127cm" svg:x2="5.603cm" svg:y2="7.985cm" draw:start-shape="id8" draw:start-glue-point="2" draw:end-shape="id1" draw:end-glue-point="0" svg:d="M5603 5127v2858" svg:viewBox="0 0 1 2859">
          <text:p/>
        </draw:connector>
        <draw:connector draw:style-name="gr3" draw:text-style-name="P2" draw:layer="layout" draw:type="line" svg:x1="11cm" svg:y1="5.127cm" svg:x2="5.603cm" svg:y2="7.985cm" draw:start-shape="id9" draw:start-glue-point="2" draw:end-shape="id1" draw:end-glue-point="0" svg:d="M11000 5127l-5397 2858" svg:viewBox="0 0 5398 2859">
          <text:p/>
        </draw:connector>
        <draw:custom-shape draw:style-name="gr1" draw:text-style-name="P1" xml:id="id10" draw:id="id10" draw:layer="layout" svg:width="7.303cm" svg:height="1.905cm" svg:x="12.429cm" svg:y="7.985cm">
          <text:p text:style-name="P1">Architecture</text:p>
          <text:p text:style-name="P1">(hard to change stuff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255cm" svg:y1="8.937cm" svg:x2="12.429cm" svg:y2="8.937cm" draw:start-shape="id1" draw:start-glue-point="1" draw:end-shape="id10" draw:end-glue-point="3" svg:d="M9255 8937h3174" svg:viewBox="0 0 3175 1">
          <text:p/>
        </draw:connector>
        <draw:custom-shape draw:style-name="gr1" draw:text-style-name="P1" draw:layer="layout" svg:width="7.303cm" svg:height="1.905cm" svg:x="21.956cm" svg:y="10.208cm">
          <text:p text:style-name="P1">Static Code Analy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7cm" svg:y="12.43cm">
          <text:p text:style-name="P1">Bin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6cm" svg:y="14.653cm">
          <text:p text:style-name="P1">Configuration Manag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7cm" svg:y="16.875cm">
          <text:p text:style-name="P1">Build- &amp; Test-Ch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6cm" svg:y="7.985cm">
          <text:p text:style-name="P1">Document Manag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6cm" svg:y="23.542cm">
          <text:p text:style-name="P1">Releas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6cm" svg:y="21.32cm">
          <text:p text:style-name="P1">Test-Versions</text:p>
          <text:p text:style-name="P1">(from Nightly Builds?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5cm" svg:y="19.097cm">
          <text:p text:style-name="P1">Nightly-Buil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3cm" svg:height="1.905cm" svg:x="21.954cm" svg:y="5.762cm">
          <text:p text:style-name="P1">Work-Process vs. Tools</text:p>
          <text:p text:style-name="P1">And more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07:50:09.411446787</meta:creation-date>
    <meta:generator>LibreOffice/7.0.4.2$Linux_X86_64 LibreOffice_project/00$Build-2</meta:generator>
    <dc:date>2023-09-24T15:17:07.064806443</dc:date>
    <meta:editing-duration>PT27M5S</meta:editing-duration>
    <meta:editing-cycles>8</meta:editing-cycles>
    <meta:document-statistic meta:object-count="28"/>
  </office:meta>
</office:document-meta>
</file>